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style:font-name-asian="Arial1" style:font-name-complex="Arial1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officeooo:rsid="00193d61" officeooo:paragraph-rsid="00193d61" style:font-name-asian="Arial1" style:font-name-complex="Arial1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officeooo:rsid="00193d61" officeooo:paragraph-rsid="00194150" style:font-name-asian="Arial1" style:font-name-complex="Arial1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officeooo:rsid="00194150" officeooo:paragraph-rsid="00194150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officeooo:rsid="001cfac1" officeooo:paragraph-rsid="001cfac1" style:font-name-asian="Arial1" style:font-name-complex="Arial1"/>
    </style:style>
    <style:style style:name="P8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style:page-number="1" fo:background-color="#ffffff" fo:padding="0in" fo:border="none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officeooo:rsid="0020880d" officeooo:paragraph-rsid="0020880d" style:font-name-asian="Arial1" style:font-name-complex="Arial1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officeooo:rsid="00194150" officeooo:paragraph-rsid="00194150" style:font-name-asian="Arial1" style:font-name-complex="Arial1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break-before="page" fo:background-color="#ffffff" fo:padding="0in" fo:border="none"/>
      <style:text-properties style:font-name="Arial" officeooo:rsid="0020880d" officeooo:paragraph-rsid="0020880d" style:font-name-asian="Arial1" style:font-name-complex="Arial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officeooo:rsid="00194150"/>
    </style:style>
    <style:style style:name="T3" style:family="text">
      <style:text-properties officeooo:rsid="001add38"/>
    </style:style>
    <style:style style:name="T4" style:family="text">
      <style:text-properties officeooo:rsid="001e87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efeningen PHPUnit in PHP</text:p>
      <text:p text:style-name="P2"/>
      <text:p text:style-name="P3">(1) Maak de unit-test voor de klasse Date (oefening 2 van OOP). <text:s/>Probeer een zo hoog mogelijke code-coverage te krijgen.</text:p>
      <text:p text:style-name="P3"/>
      <text:p text:style-name="P3"/>
      <text:p text:style-name="P4">(2) Pas de code van het uitgebreide voorbeeld op Blackboard aan zodanig dat een code-coverage van 100% bereikt wordt.</text:p>
      <text:p text:style-name="P4"/>
      <text:p text:style-name="P4">(3) <text:s/>Maak de <text:span text:style-name="T4">interface</text:span> Pr<text:span text:style-name="T4">ice</text:span>Interface. <text:s/>Deze interface bevat de methode calculatePrice.</text:p>
      <text:p text:style-name="P4"/>
      <text:p text:style-name="P4"/>
      <text:p text:style-name="P5">Maak de klasse Product. <text:s/></text:p>
      <text:p text:style-name="P5"/>
      <text:p text:style-name="P5">Product heeft private velden $id en $price. <text:s/></text:p>
      <text:p text:style-name="P5"/>
      <text:p text:style-name="P5">In de constructor worden beide velden toegekend. <text:s/>Er wordt een InvalidArgumentException opgeworpen wanneer de waarde voor $id of $price negatief is. <text:s/></text:p>
      <text:p text:style-name="P5"/>
      <text:p text:style-name="P5">Voorzie getter voor $id<text:span text:style-name="T3"> en price.</text:span></text:p>
      <text:p text:style-name="P4"/>
      <text:p text:style-name="P4">Voorzie de unittests voor de constructor.</text:p>
      <text:p text:style-name="P4"/>
      <text:p text:style-name="P5">Maak de klasse <text:span text:style-name="T4">ShoppingCart</text:span> die de interface ProductInterface implementeert. <text:s/></text:p>
      <text:p text:style-name="P5"/>
      <text:p text:style-name="P5">ShoppingCart heeft de array $products als <text:span text:style-name="T4">eigenschap</text:span>. <text:s/></text:p>
      <text:p text:style-name="P5"/>
      <text:p text:style-name="P5">In de constructor wordt $products aangemaakt als zijnde een lege array. <text:s text:c="2"/></text:p>
      <text:p text:style-name="P5"/>
      <text:p text:style-name="P5">Voorzie de methode addProduct, het product dat meegegeven wordt als argument<text:span text:style-name="T4">,</text:span> wordt bij in de array $products geplaatst. <text:s/><text:span text:style-name="T2">Als het argument van addPRodcut geen Product is dan wordt een InvalidArgumentException opgeworpen (http://php.net/manual/en/internals2.opcodes.instanceof.php). <text:s/></text:span></text:p>
      <text:p text:style-name="P4"/>
      <text:p text:style-name="P6">Voorzie de methode productInCart die controleert of het product in de array $products staat.</text:p>
      <text:p text:style-name="P4"/>
      <text:p text:style-name="P7">Voorzie de methode getProductCount die het aantal producten in $products teruggeeft.</text:p>
      <text:p text:style-name="P4"/>
      <text:p text:style-name="P6">Voorzie de methode calculatePrice.</text:p>
      <text:p text:style-name="P6"/>
      <text:p text:style-name="P6">Voorzie de unittests voor addProduct en calculatePrice. <text:s/></text:p>
      <text:p text:style-name="P11">(4) Maak klasse Point met eigenschappen x, y. <text:s/>Voorzie de constructor die waarden voor x en y als argument meekrijgt. <text:s/>x en y moeten van datatype int zijn, indien dit niet zo is wordt een Exception opgeworpen. <text:s/>Voorzie ook getters en setters voor x, y. <text:s/>Ook in de setters wordt een Exception opgeworpen voor ongeldige waarde voor x of y.</text:p>
      <text:p text:style-name="P9"/>
      <text:p text:style-name="P9">Maak de klasse Line. <text:s/>Line heeft eigenschappen startPoint en endPoint. <text:s/>Voorzie de constructor die een waarde voor deze eigenschappen meekrijgt. <text:s/>Maak hierbij geen gebruik van typehinting. <text:s/>Binnen de constructor wordt gecontroleerd of beide argumenten van de constructor van datatype Point zijn als dit niet zo is dan wordt een Exception opgeworpen. <text:s/>Voorzie ook getters, setters en toString.</text:p>
      <text:p text:style-name="P9"/>
      <text:p text:style-name="P9">Voorzie de unittests voor de constructor van Line. <text:s/>Controleer dat een Exception opgworpen wordt voor misse ingaves voor de parameters van de constructor. <text:s/>Controleer dat een correct Line-object (met correcte waarden voor startPoint en endPoint) gegenereerd wordt voor correct waarden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791in" fo:margin-left="0in" fo:margin-right="0in" fo:margin-top="0.63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20:59:50.826850248</dc:date>
    <meta:editing-duration>PT1H30M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1" meta:word-count="351" meta:character-count="2429" meta:non-whitespace-character-count="2054"/>
  </office:meta>
</office:document-meta>
</file>